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ileron" svg:font-family="Aileron"/>
    <style:font-face style:name="Varela Round" svg:font-family="'Varela Round',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59d5c" officeooo:paragraph-rsid="00159d5c"/>
    </style:style>
    <style:style style:name="P2" style:family="paragraph" style:parent-style-name="Standard">
      <style:paragraph-properties fo:text-align="start" style:justify-single-word="false"/>
      <style:text-properties style:font-name="Liberation Serif" style:text-underline-style="none" officeooo:rsid="00159d5c" officeooo:paragraph-rsid="00159d5c"/>
    </style:style>
    <style:style style:name="P3" style:family="paragraph" style:parent-style-name="Text_20_body">
      <style:paragraph-properties fo:text-align="start" style:justify-single-word="false"/>
      <style:text-properties officeooo:paragraph-rsid="00159d5c"/>
    </style:style>
    <style:style style:name="T1" style:family="text">
      <style:text-properties fo:font-variant="normal" fo:text-transform="none" style:font-name="Aileron" fo:font-size="13.5pt" fo:letter-spacing="normal" fo:font-style="normal" fo:font-weight="normal"/>
    </style:style>
    <style:style style:name="T2" style:family="text">
      <style:text-properties fo:font-variant="normal" fo:text-transform="none" fo:font-size="13.5pt" fo:letter-spacing="normal" fo:font-style="normal" fo:font-weight="normal"/>
    </style:style>
    <style:style style:name="T3" style:family="text">
      <style:text-properties fo:font-variant="normal" fo:text-transform="none" fo:color="#797979" style:font-name="Varela Round" fo:font-size="12pt" fo:letter-spacing="normal" fo:font-style="normal" fo:font-weight="normal" style:font-weight-asian="normal" style:font-weight-complex="normal"/>
    </style:style>
    <style:style style:name="T4" style:family="text">
      <style:text-properties fo:font-variant="normal" fo:text-transform="none" fo:color="#797979" fo:font-size="12pt" fo:letter-spacing="normal" fo:font-style="normal" fo:font-weight="normal" style:font-weight-asian="normal" style:font-weight-complex="normal"/>
    </style:style>
    <style:style style:name="T5" style:family="text">
      <style:text-properties fo:font-variant="normal" fo:text-transform="none" fo:font-size="12pt" fo:letter-spacing="normal" fo:font-style="normal" fo:font-weight="normal" style:font-weight-asian="normal" style:font-weight-complex="normal"/>
    </style:style>
    <style:style style:name="T6"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font-name="Liberation Serif" style:text-underline-style="none" fo:font-weight="normal" officeooo:rsid="00159d5c" style:font-weight-asian="normal" style:font-weight-complex="normal"/>
    </style:style>
    <style:style style:name="T10" style:family="text">
      <style:text-properties fo:color="#000000" style:font-name="Liberation Serif"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HUB</text:p>
      <text:p text:style-name="P1"/>
      <text:p text:style-name="P2"><text:span text:style-name="T2">GitHub est un service en ligne qui permet d'héberger ses repositories de code. GitHub est un outil gratuit pour héberger du code open source, et propose également des plans payants pour les projets de code privés.</text:span> </text:p>
      <text:p text:style-name="P3"><text:span text:style-name="T9"><text:line-break/>À la différence d’autres plateformes de développement de logiciels, GitHub s’occupe du côté social du développement. Pour cette raison, de nombreux projets comme Ruby, jQuery ou encore, Symfony l’utilisent. Il faut noter que ce site se présente tel le réseau social pour développeurs. Grâce à lui, il est possible de suivre de près l’évolution de nombre de projet et éventuellement, d’y prendre part.</text:span><text:span text:style-name="T7"><text:line-break/>GitHub n’est pas uniquement un site où les développeurs de logiciels échangent. Il est également possible d’y créer son propre projet. Ceux qui y créent des projets open source auront droit à la gratuité. Dans le cas d’un projet propriétaire, une option payante est également disponible.<text:line-break/>Ouvrir un compte sur ce site permet aux développeurs de profiter de différentes options qui réduisent de façon significative leurs tâches. On peut citer par exemple la possibilité de créer une page web et un wiki pour chaque dépôt. Un logiciel qui assure le suivi des problèmes est également mis à la disposition des utilisateurs de la plateforme.</text:span><text:span text:style-name="T6">Il est important que posséder un comte GitHub permette de bénéficier de service externe pour ne citer que la gestion de versions, le chat relatif aux projets de développement ou encore la gestion des badges. D’autres services s’y rajoutent pour le plus grand confort des développeurs.</text:span><text:span text:style-name="T10">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ileron" svg:font-family="Aileron"/>
    <style:font-face style:name="Varela Round" svg:font-family="'Varela Round',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7:08:38.951000000</meta:creation-date>
    <dc:date>2018-10-01T07:13:21.687000000</dc:date>
    <meta:editing-duration>PT4M43S</meta:editing-duration>
    <meta:editing-cycles>1</meta:editing-cycles>
    <meta:document-statistic meta:table-count="0" meta:image-count="0" meta:object-count="0" meta:page-count="1" meta:paragraph-count="3" meta:word-count="249" meta:character-count="1542" meta:non-whitespace-character-count="1293"/>
    <meta:generator>LibreOffice/5.4.1.2$Windows_x86 LibreOffice_project/ea7cb86e6eeb2bf3a5af73a8f7777ac570321527</meta:generator>
  </office:meta>
</office:document-meta>
</file>